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ZI Damien Louis Albin</meta:initial-creator>
    <dc:creator>GAZI Damien Louis Albin</dc:creator>
    <meta:creation-date>2025-01-17T14:26:00Z</meta:creation-date>
    <dc:date>2025-01-17T14:26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